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7.858125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82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table:style-name="ce1"/>
          <table:table-cell office:value-type="string" table:style-name="ce1">
            <text:p>Link</text:p>
          </table:table-cell>
          <table:table-cell office:value-type="string" table:style-name="ce1">
            <text:p>#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ipping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Remark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ltrasonic sensor IP67</text:p>
          </table:table-cell>
          <table:table-cell office:value-type="string" table:style-name="ce2">
            <text:p><text:a xlink:href="https://a.aliexpress.com/_mrHMqRY"><text:s/>https://a.aliexpress.com/_mrHMqRY</text:a></text:p>
          </table:table-cell>
          <table:table-cell office:value-type="float" office:value="1" table:style-name="ce1">
            <text:p>1</text:p>
          </table:table-cell>
          <table:table-cell office:value-type="currency" office:value="9.57" table:style-name="ce3">
            <text:p>$9.57</text:p>
          </table:table-cell>
          <table:table-cell office:value-type="currency" office:value="4.3499999999999996" table:style-name="ce3">
            <text:p>$4.35</text:p>
          </table:table-cell>
          <table:table-cell office:value-type="currency" office:value="13.92" table:formula="of:=SUM([.D2:.E2])" table:style-name="ce3">
            <text:p>$13.92</text:p>
          </table:table-cell>
          <table:table-cell office:value-type="string" table:style-name="ce1">
            <text:p>choose the one with trigger, Signal pulse, PW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ble Gland M8 stainless</text:p>
          </table:table-cell>
          <table:table-cell office:value-type="string" table:style-name="ce2">
            <text:p><text:a xlink:href="https://a.aliexpress.com/_mNePo9U"><text:s/>https://a.aliexpress.com/_mNePo9U</text:a></text:p>
          </table:table-cell>
          <table:table-cell office:value-type="float" office:value="1" table:style-name="ce1">
            <text:p>1</text:p>
          </table:table-cell>
          <table:table-cell office:value-type="currency" office:value="0.95" table:style-name="ce3">
            <text:p>$0.95</text:p>
          </table:table-cell>
          <table:table-cell office:value-type="currency" office:value="0.94" table:style-name="ce3">
            <text:p>$0.94</text:p>
          </table:table-cell>
          <table:table-cell office:value-type="currency" office:value="1.89" table:formula="of:=SUM([.D3:.E3])" table:style-name="ce3">
            <text:p>$1.89</text:p>
          </table:table-cell>
          <table:table-cell office:value-type="string" table:style-name="ce1">
            <text:p>Brass are OK as w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duino Nano v3 clone micro usb</text:p>
          </table:table-cell>
          <table:table-cell office:value-type="string" table:style-name="ce2">
            <text:p><text:a xlink:href="https://a.aliexpress.com/_mKsQGFY">https://a.aliexpress.com/_mKsQGFY</text:a></text:p>
          </table:table-cell>
          <table:table-cell office:value-type="float" office:value="1" table:style-name="ce1">
            <text:p>1</text:p>
          </table:table-cell>
          <table:table-cell office:value-type="currency" office:value="2.41" table:style-name="ce3">
            <text:p>$2.41</text:p>
          </table:table-cell>
          <table:table-cell office:value-type="currency" office:value="1.37" table:style-name="ce3">
            <text:p>$1.37</text:p>
          </table:table-cell>
          <table:table-cell office:value-type="currency" office:value="3.7800000000000002" table:formula="of:=SUM([.D4:.E4])" table:style-name="ce3">
            <text:p>$3.78</text:p>
          </table:table-cell>
          <table:table-cell office:value-type="string" table:style-name="ce1">
            <text:p>Atmega 238P micro, 16MHz 5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cro-USB male solder connector</text:p>
          </table:table-cell>
          <table:table-cell office:value-type="string" table:style-name="ce2">
            <text:p><text:a xlink:href="https://a.aliexpress.com/_mtwefxy">https://a.aliexpress.com/_mtwefxy</text:a></text:p>
          </table:table-cell>
          <table:table-cell office:value-type="float" office:value="1" table:style-name="ce1">
            <text:p>1</text:p>
          </table:table-cell>
          <table:table-cell office:value-type="currency" office:value="1.01" table:style-name="ce3">
            <text:p>$1.01</text:p>
          </table:table-cell>
          <table:table-cell office:value-type="currency" office:value="1.26" table:style-name="ce3">
            <text:p>$1.26</text:p>
          </table:table-cell>
          <table:table-cell office:value-type="currency" office:value="2.27" table:formula="of:=SUM([.D5:.E5])" table:style-name="ce3">
            <text:p>$2.27</text:p>
          </table:table-cell>
          <table:table-cell office:value-type="string" table:style-name="ce1">
            <text:p>20 pcs, 4 pin, you need 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go 4 pin usb</text:p>
          </table:table-cell>
          <table:table-cell office:value-type="string" table:style-name="ce2">
            <text:p><text:a xlink:href="https://a.aliexpress.com/_mL6JoCK">https://a.aliexpress.com/_mL6JoCK</text:a></text:p>
          </table:table-cell>
          <table:table-cell office:value-type="float" office:value="1" table:style-name="ce1">
            <text:p>1</text:p>
          </table:table-cell>
          <table:table-cell office:value-type="currency" office:value="4.6100000000000003" table:style-name="ce3">
            <text:p>$4.61</text:p>
          </table:table-cell>
          <table:table-cell office:value-type="currency" office:value="4.74" table:style-name="ce3">
            <text:p>$4.74</text:p>
          </table:table-cell>
          <table:table-cell office:value-type="currency" office:value="9.3500000000000014" table:formula="of:=SUM([.D6:.E6])" table:style-name="ce3">
            <text:p>$9.35</text:p>
          </table:table-cell>
          <table:table-cell office:value-type="string" table:style-name="ce1">
            <text:p>Black straigh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po Charger/5V Boost converter</text:p>
          </table:table-cell>
          <table:table-cell office:value-type="string" table:style-name="ce2">
            <text:p><text:a xlink:href="https://a.aliexpress.com/_mLzZk1y">https://a.aliexpress.com/_mLzZk1y</text:a></text:p>
          </table:table-cell>
          <table:table-cell office:value-type="float" office:value="1" table:style-name="ce1">
            <text:p>1</text:p>
          </table:table-cell>
          <table:table-cell office:value-type="currency" office:value="2.4" table:style-name="ce3">
            <text:p>$2.40</text:p>
          </table:table-cell>
          <table:table-cell office:value-type="currency" office:value="1.52" table:style-name="ce3">
            <text:p>$1.52</text:p>
          </table:table-cell>
          <table:table-cell office:value-type="currency" office:value="3.92" table:formula="of:=SUM([.D7:.E7])" table:style-name="ce3">
            <text:p>$3.92</text:p>
          </table:table-cell>
          <table:table-cell office:value-type="string" table:style-name="ce1">
            <text:p>5 pcs, you need 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ezzo Button 16mm</text:p>
          </table:table-cell>
          <table:table-cell office:value-type="string" table:style-name="ce2">
            <text:p><text:a xlink:href="https://a.aliexpress.com/_mKvGoHk">https://a.aliexpress.com/_mKvGoHk</text:a></text:p>
          </table:table-cell>
          <table:table-cell office:value-type="float" office:value="1" table:style-name="ce1">
            <text:p>1</text:p>
          </table:table-cell>
          <table:table-cell office:value-type="currency" office:value="4.3600000000000003" table:style-name="ce3">
            <text:p>$4.36</text:p>
          </table:table-cell>
          <table:table-cell office:value-type="currency" office:value="5.64" table:style-name="ce3">
            <text:p>$5.64</text:p>
          </table:table-cell>
          <table:table-cell office:value-type="currency" office:value="10" table:formula="of:=SUM([.D8:.E8])" table:style-name="ce3">
            <text:p>$10.00</text:p>
          </table:table-cell>
          <table:table-cell office:value-type="string" table:style-name="ce1">
            <text:p>diameter 16mm; alternative product: https://a.aliexpress.com/_ms2WFO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serts</text:p>
          </table:table-cell>
          <table:table-cell office:value-type="string" table:style-name="ce2">
            <text:p><text:a xlink:href="https://a.aliexpress.com/_m0mI3DC">https://a.aliexpress.com/_m0mI3DC</text:a></text:p>
          </table:table-cell>
          <table:table-cell office:value-type="float" office:value="1" table:style-name="ce1">
            <text:p>1</text:p>
          </table:table-cell>
          <table:table-cell office:value-type="currency" office:value="1.28" table:style-name="ce3">
            <text:p>$1.28</text:p>
          </table:table-cell>
          <table:table-cell office:value-type="currency" office:value="1.69" table:style-name="ce3">
            <text:p>$1.69</text:p>
          </table:table-cell>
          <table:table-cell office:value-type="currency" office:value="2.9699999999999998" table:formula="of:=SUM([.D9:.E9])" table:style-name="ce3">
            <text:p>$2.97</text:p>
          </table:table-cell>
          <table:table-cell office:value-type="string" table:style-name="ce1">
            <text:p>M3, OD=4.2mm, L=5mm, 50pcs, you need 18 pc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PO</text:p>
          </table:table-cell>
          <table:table-cell office:value-type="string" table:style-name="ce2">
            <text:p><text:a xlink:href="https://a.aliexpress.com/_m0xH3yI">https://a.aliexpress.com/_m0xH3yI</text:a></text:p>
          </table:table-cell>
          <table:table-cell office:value-type="float" office:value="1" table:style-name="ce1">
            <text:p>1</text:p>
          </table:table-cell>
          <table:table-cell office:value-type="currency" office:value="4.91" table:style-name="ce3">
            <text:p>$4.91</text:p>
          </table:table-cell>
          <table:table-cell office:value-type="currency" office:value="2.84" table:style-name="ce3">
            <text:p>$2.84</text:p>
          </table:table-cell>
          <table:table-cell office:value-type="currency" office:value="7.75" table:formula="of:=SUM([.D10:.E10])" table:style-name="ce3">
            <text:p>$7.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 x 1 WS2812 <text:s/>RGB Full LED Lamp Panel Module 5V</text:p>
          </table:table-cell>
          <table:table-cell office:value-type="string" table:style-name="ce2">
            <text:p><text:a xlink:href="https://a.aliexpress.com/_mPLBbR8">https://a.aliexpress.com/_mPLBbR8</text:a></text:p>
          </table:table-cell>
          <table:table-cell office:value-type="float" office:value="1" table:style-name="ce1">
            <text:p>1</text:p>
          </table:table-cell>
          <table:table-cell office:value-type="currency" office:value="0.47" table:style-name="ce3">
            <text:p>$0.47</text:p>
          </table:table-cell>
          <table:table-cell office:value-type="currency" office:value="1.2" table:style-name="ce3">
            <text:p>$1.20</text:p>
          </table:table-cell>
          <table:table-cell office:value-type="currency" office:value="1.67" table:formula="of:=SUM([.D11:.E11])" table:style-name="ce3">
            <text:p>$1.67</text:p>
          </table:table-cell>
          <table:table-cell office:value-type="string" table:style-name="ce1">
            <text:p>blac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al</text:p>
          </table:table-cell>
          <table:table-cell office:value-type="string" table:style-name="ce1">
            <text:p>local craft shop</text:p>
          </table:table-cell>
          <table:table-cell office:value-type="float" office:value="1" table:style-name="ce1">
            <text:p>1</text:p>
          </table:table-cell>
          <table:table-cell office:value-type="currency" office:value="3" table:style-name="ce3">
            <text:p>$3.00</text:p>
          </table:table-cell>
          <table:table-cell office:value-type="currency" office:value="0" table:style-name="ce3">
            <text:p>$0.00</text:p>
          </table:table-cell>
          <table:table-cell office:value-type="currency" office:value="3" table:formula="of:=SUM([.D12:.E12])" table:style-name="ce3">
            <text:p>$3.00</text:p>
          </table:table-cell>
          <table:table-cell office:value-type="string" table:style-name="ce1">
            <text:p>2mm sheet of EPDM "Moosgummi"<text:s/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poxy</text:p>
          </table:table-cell>
          <table:table-cell table:number-columns-repeated="2" table:style-name="ce1"/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3d printed enclosure</text:p>
          </table:table-cell>
          <table:table-cell table:number-columns-repeated="2" table:style-name="ce1"/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office:value-type="string" table:style-name="ce1">
            <text:p>M3 x 10 Stainless Steel Button Head Hex screws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otal</text:p>
          </table:table-cell>
          <table:table-cell table:number-columns-repeated="4" table:style-name="ce1"/>
          <table:table-cell office:value-type="currency" office:value="60.52" table:formula="of:=SUM([.F2:.F14])" table:style-name="ce3">
            <text:p>$60.52</text:p>
          </table:table-cell>
          <table:table-cell table:number-columns-repeated="16378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 number:language="chr" number:country="US">
      <number:currency-symbol number:language="chr" number:country="US">$</number:currency-symbol>
      <number:number number:decimal-places="2" number:min-decimal-places="2" number:min-integer-digits="1" number:grouping="true"/>
    </number:currency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Daniel</meta:initial-creator>
    <dc:creator>Fischer Daniel</dc:creator>
    <meta:creation-date>2015-06-05T18:17:20Z</meta:creation-date>
    <dc:date>2023-03-23T12:57:48Z</dc:date>
    <meta:editing-duration>PT0S</meta:editing-duration>
  </office:meta>
</office:document-meta>
</file>